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5bc1" officeooo:paragraph-rsid="00115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/text:p>
      <text:p text:style-name="P1">division entière</text:p>
      <text:p text:style-name="P1">10 // 3 = 3</text:p>
      <text:p text:style-name="P1">/ %</text:p>
      <text:p text:style-name="P1">modulo</text:p>
      <text:p text:style-name="P1">10 / % 3 = 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22:09:59.209899636</meta:creation-date>
    <dc:date>2020-05-03T22:11:14.153345780</dc:date>
    <meta:editing-duration>PT1M20S</meta:editing-duration>
    <meta:editing-cycles>1</meta:editing-cycles>
    <meta:document-statistic meta:table-count="0" meta:image-count="0" meta:object-count="0" meta:page-count="1" meta:paragraph-count="6" meta:word-count="17" meta:character-count="50" meta:non-whitespace-character-count="39"/>
    <meta:generator>LibreOffice/6.1.5.2$Linux_ARM_EABI LibreOffice_project/10$Build-2</meta:generator>
  </office:meta>
</office:document-meta>
</file>